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Heading_20_1">
      <style:text-properties officeooo:paragraph-rsid="0041e535"/>
    </style:style>
    <style:style style:name="P43" style:family="paragraph" style:parent-style-name="Heading_20_1">
      <style:text-properties officeooo:rsid="00321bee"/>
    </style:style>
    <style:style style:name="P44" style:family="paragraph" style:parent-style-name="Heading_20_1">
      <style:text-properties officeooo:rsid="003aa8ee" officeooo:paragraph-rsid="003aa8ee"/>
    </style:style>
    <style:style style:name="P45" style:family="paragraph" style:parent-style-name="Heading_20_1">
      <style:text-properties officeooo:rsid="0058469b" officeooo:paragraph-rsid="0058469b"/>
    </style:style>
    <style:style style:name="P46" style:family="paragraph" style:parent-style-name="Text_20_body">
      <style:text-properties officeooo:rsid="006ea722" officeooo:paragraph-rsid="006ea722"/>
    </style:style>
    <style:style style:name="P47" style:family="paragraph" style:parent-style-name="Text_20_body">
      <style:text-properties officeooo:rsid="006f1851" officeooo:paragraph-rsid="006f1851"/>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2"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3"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44"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45"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6">The magnetic core of the capacitor has sawtooth shape on one side to rotate the blades of the fan with the generated impulse.</text:p>
      <text:h text:style-name="Heading_20_1" text:outline-level="1">Flying saucers — marked undesirable</text:h>
      <text:p text:style-name="P47">The «tabernacle» aka capacitor core with coil can only be made by sacrificing a person who is in some way «married» to the sacrificer.</text:p>
      <text:p text:style-name="P47">To make a flying saucer that works in space, even on orbit, one has to utilise the 9 goldium radiators and the conventional energy inward radiator aka resistor inverting inductor/transformer but the «tabernacle» radiator involves a sacrifice.</text:p>
      <text:p text:style-name="P47">For that reason the flying saucer could and should be considered undesirable.</text:p>
      <text:p text:style-name="P47">Nothe these would still use lift for their launch if there is Aether pumped grid on the ground. This grid will prevent them from verically landing or taking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5T14:42:34.879020563</dc:date>
    <meta:editing-duration>PT4H23M5S</meta:editing-duration>
    <meta:editing-cycles>72</meta:editing-cycles>
    <meta:generator>LibreOffice/24.2.7.2$Linux_X86_64 LibreOffice_project/420$Build-2</meta:generator>
    <meta:document-statistic meta:table-count="0" meta:image-count="0" meta:object-count="10" meta:page-count="7" meta:paragraph-count="134" meta:word-count="2708" meta:character-count="15801" meta:non-whitespace-character-count="13204"/>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